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929974-01-08-RK</text:p>
          </table:table-cell>
          <table:table-cell table:number-columns-repeated="1019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929974-01-04-RK</text:p>
          </table:table-cell>
          <table:table-cell table:number-columns-repeated="1019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11/22/2017</text:date>, <text:time>13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11-22T13:07:22.72</dc:date>
    <dc:creator>Markel</dc:creator>
    <meta:generator>OpenOffice/4.1.3$Win32 OpenOffice.org_project/413m1$Build-9783</meta:generator>
    <meta:editing-duration>P13DT38M28S</meta:editing-duration>
    <meta:editing-cycles>35</meta:editing-cycles>
    <meta:document-statistic meta:table-count="2" meta:cell-count="311" meta:object-count="0"/>
  </office:meta>
</office:document-meta>
</file>